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2e246" officeooo:paragraph-rsid="0012e246"/>
    </style:style>
    <style:style style:name="P2" style:family="paragraph" style:parent-style-name="Title">
      <style:text-properties officeooo:rsid="0012e246" officeooo:paragraph-rsid="0012e246"/>
    </style:style>
    <style:style style:name="P3" style:family="paragraph" style:parent-style-name="Heading_20_1">
      <style:text-properties officeooo:rsid="0012e246" officeooo:paragraph-rsid="0012e246"/>
    </style:style>
    <style:style style:name="P4" style:family="paragraph" style:parent-style-name="Heading_20_1">
      <style:text-properties officeooo:rsid="00153617" officeooo:paragraph-rsid="00153617"/>
    </style:style>
    <style:style style:name="P5" style:family="paragraph" style:parent-style-name="Text_20_body">
      <style:text-properties officeooo:rsid="00135a97" officeooo:paragraph-rsid="00135a97"/>
    </style:style>
    <style:style style:name="P6" style:family="paragraph" style:parent-style-name="Text_20_body">
      <style:text-properties officeooo:rsid="00153617" officeooo:paragraph-rsid="00153617"/>
    </style:style>
    <style:style style:name="P7" style:family="paragraph" style:parent-style-name="Text_20_body" style:list-style-name="L1">
      <style:text-properties officeooo:rsid="00153617" officeooo:paragraph-rsid="00171d20"/>
    </style:style>
    <style:style style:name="P8" style:family="paragraph" style:parent-style-name="Text_20_body" style:list-style-name="L1">
      <style:text-properties officeooo:paragraph-rsid="00153617"/>
    </style:style>
    <style:style style:name="P9" style:family="paragraph" style:parent-style-name="Text_20_body" style:list-style-name="L1">
      <style:text-properties officeooo:rsid="00171d20" officeooo:paragraph-rsid="00171d20"/>
    </style:style>
    <style:style style:name="T1" style:family="text">
      <style:text-properties officeooo:rsid="00153617"/>
    </style:style>
    <style:style style:name="T2" style:family="text">
      <style:text-properties officeooo:rsid="00171d2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mplémentation Gestionnaire de ressources</text:p>
      <text:h text:style-name="P3" text:outline-level="1">I/ Choix du type de socket de dialogue</text:h>
      <text:p text:style-name="P1">Un socket <text:span text:style-name="Source_20_Text">SOCK_STREAM</text:span> est utilisé pour la communication de type TCP (Transmission Control Protocol). TCP est un protocole de communication fiable et orienté connexion qui garantit que les données sont transmises sans erreur et dans l'ordre. C’est pourquoi nous choisissons ce protocole de communication. De plus, les sockets <text:span text:style-name="Source_20_Text">SOCK_STREAM</text:span> sont utilisés pour les applications qui nécessitent une communication fiable, telle que les connexions de type client-serveur, ce que nous souhaitons pour le gestionnaire de ressources. Lors de l'utilisation de sockets <text:span text:style-name="Source_20_Text">SOCK_STREAM</text:span>, il y a un flux de données bidirectionnel continu entre le client et le serveur, et les données sont transmises dans l'ordre, ce qui est également important pour cette application.</text:p>
      <text:h text:style-name="Heading_20_1" text:outline-level="1">II/ Choix des ports</text:h>
      <text:p text:style-name="P5">Nous avons 4 processus trains à implémenter : train₁ ; train₂ ; train₃ et train₄ . Nous implémentons les applications train₁ et train₂ sur le PC1, et train₃ et train₄ sur le PC2. Ainsi, nous prenons le port 3000 du PC 1 pour le train 1 et le port 2000 de PC 1 pour le train 2, et le port 3000 du PC2 pour le train 3 et le port 2000 du PC2 pour le train 4. </text:p>
      <text:h text:style-name="P4" text:outline-level="1">III/ Les messages entre les trains et le gestionnaire de ressources</text:h>
      <text:p text:style-name="P6">Nous devons réaliser une communication entre le gestionnaire de ressources et les 4 trains avec envoie de trames dans les deux sens compréhensibles pour les deux parties. Nous devons donc définir une messagerie industrielle, restreinte certes, mais essentielle pour les messages définis ci-dessous : </text:p>
      <text:list xml:id="list756610044" text:style-name="L1">
        <text:list-item>
          <text:p text:style-name="P8"><text:span text:style-name="T1"><text:tab/>Train_ID vers G2R(Gestionnaire de Ressource) : demande par le train_ID d’accès à la ressource i (1&lt;= i ≤ 10) ⇒ message = {0x01,0xID_train,0xi_ressource}. </text:span></text:p>
        </text:list-item>
        <text:list-item>
          <text:p text:style-name="P7">G2R vers train_ID : acknowledge accès ressource i(ou refus si sémaphore déjà utilisée) ⇒ message = {0x<text:span text:style-name="T2">02</text:span>,0x<text:span text:style-name="T2">i</text:span>_<text:span text:style-name="T2">ressource</text:span>,0x<text:span text:style-name="T2">00 (NOK) ou 0x01 (OK)</text:span>}</text:p>
        </text:list-item>
        <text:list-item>
          <text:p text:style-name="P9">Train_ID vers G2R : fin d’utilisation de la ressource i ⇒ message = <text:span text:style-name="T1">{0x0</text:span>3<text:span text:style-name="T1">,0xID_train,0xi_ressource}</text:span></text:p>
        </text:list-item>
        <text:list-item>
          <text:p text:style-name="P9">Acknowledge libération ressource G2R vers train ⇒ message = <text:span text:style-name="T1">{0x0</text:span>4<text:span text:style-name="T1">,0xID_train,0xi_ressourc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6:52:06.606734811</meta:creation-date>
    <dc:date>2023-02-19T12:49:19.461669820</dc:date>
    <meta:editing-duration>PT51M16S</meta:editing-duration>
    <meta:editing-cycles>3</meta:editing-cycles>
    <meta:generator>LibreOffice/7.3.7.2$Linux_X86_64 LibreOffice_project/30$Build-2</meta:generator>
    <meta:document-statistic meta:table-count="0" meta:image-count="0" meta:object-count="0" meta:page-count="1" meta:paragraph-count="11" meta:word-count="339" meta:character-count="2061" meta:non-whitespace-character-count="1741"/>
  </office:meta>
</office:document-meta>
</file>